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e1f37" officeooo:paragraph-rsid="001e1f37"/>
    </style:style>
    <style:style style:name="P2" style:family="paragraph" style:parent-style-name="Standard">
      <style:text-properties style:font-name="sans-serif" fo:font-size="15pt" officeooo:paragraph-rsid="001a9d5f"/>
    </style:style>
    <style:style style:name="P3" style:family="paragraph" style:parent-style-name="Standard">
      <style:text-properties style:font-name="sans-serif" fo:font-size="15pt" officeooo:paragraph-rsid="001a9d5f"/>
    </style:style>
    <style:style style:name="P4" style:family="paragraph" style:parent-style-name="Standard">
      <style:text-properties style:font-name="sans-serif" fo:font-size="15pt" officeooo:paragraph-rsid="001be92e"/>
    </style:style>
    <style:style style:name="P5" style:family="paragraph" style:parent-style-name="Standard">
      <style:text-properties style:font-name="sans-serif" fo:font-size="15pt" officeooo:rsid="00299e38" officeooo:paragraph-rsid="00299e38"/>
    </style:style>
    <style:style style:name="P6" style:family="paragraph" style:parent-style-name="Standard">
      <style:text-properties style:font-name="sans-serif" fo:font-size="15pt" officeooo:paragraph-rsid="002caedf"/>
    </style:style>
    <style:style style:name="P7" style:family="paragraph" style:parent-style-name="Standard">
      <style:text-properties style:font-name="sans-serif" fo:font-size="15pt" officeooo:rsid="002cb5b9" officeooo:paragraph-rsid="002df4e1"/>
    </style:style>
    <style:style style:name="P8" style:family="paragraph" style:parent-style-name="Standard">
      <style:text-properties style:font-name="sans-serif" fo:font-size="15pt" officeooo:paragraph-rsid="002cb5b9"/>
    </style:style>
    <style:style style:name="P9" style:family="paragraph" style:parent-style-name="Standard">
      <style:text-properties fo:color="#2a6099" style:font-name="sans-serif" fo:font-size="15pt" officeooo:rsid="00247081" officeooo:paragraph-rsid="00247081"/>
    </style:style>
    <style:style style:name="P10" style:family="paragraph" style:parent-style-name="Standard">
      <style:text-properties fo:color="#2a6099" style:font-name="sans-serif" fo:font-size="15pt" officeooo:rsid="00230d9f" officeooo:paragraph-rsid="00230d9f"/>
    </style:style>
    <style:style style:name="P11" style:family="paragraph" style:parent-style-name="Standard">
      <style:text-properties fo:color="#2a6099" style:font-name="sans-serif" fo:font-size="15pt" officeooo:rsid="00299e38" officeooo:paragraph-rsid="00299e38"/>
    </style:style>
    <style:style style:name="P12" style:family="paragraph" style:parent-style-name="Standard">
      <style:text-properties fo:color="#2a6099" style:font-name="sans-serif" fo:font-size="15pt" officeooo:rsid="0029ba6d" officeooo:paragraph-rsid="0029ba6d"/>
    </style:style>
    <style:style style:name="P13" style:family="paragraph" style:parent-style-name="Standard">
      <style:text-properties fo:color="#2a6099" style:font-name="sans-serif" fo:font-size="15pt" officeooo:paragraph-rsid="002cb5b9"/>
    </style:style>
    <style:style style:name="P14" style:family="paragraph" style:parent-style-name="Standard">
      <style:text-properties fo:color="#2a6099" style:font-name="sans-serif" fo:font-size="15pt" officeooo:rsid="002cb5b9" officeooo:paragraph-rsid="002df4e1"/>
    </style:style>
    <style:style style:name="P15" style:family="paragraph" style:parent-style-name="Standard">
      <style:text-properties fo:color="#2a6099" style:font-name="sans-serif" fo:font-size="15pt" officeooo:rsid="00305e1e" officeooo:paragraph-rsid="00305e1e"/>
    </style:style>
    <style:style style:name="P16" style:family="paragraph" style:parent-style-name="Standard">
      <style:text-properties fo:color="#2a6099" style:font-name="sans-serif" fo:font-size="15pt" officeooo:rsid="0031554b" officeooo:paragraph-rsid="0031554b"/>
    </style:style>
    <style:style style:name="P17" style:family="paragraph" style:parent-style-name="Standard">
      <style:text-properties fo:color="#d4d4d4" style:font-name="Droid Sans Mono" fo:font-size="10.5pt" fo:font-weight="normal" officeooo:rsid="002cb5b9" officeooo:paragraph-rsid="002cb5b9" fo:background-color="#1e1e1e"/>
    </style:style>
    <style:style style:name="T1" style:family="text">
      <style:text-properties officeooo:rsid="002259c0"/>
    </style:style>
    <style:style style:name="T2" style:family="text">
      <style:text-properties officeooo:rsid="001e1f37"/>
    </style:style>
    <style:style style:name="T3" style:family="text">
      <style:text-properties officeooo:rsid="00230d9f"/>
    </style:style>
    <style:style style:name="T4" style:family="text">
      <style:text-properties officeooo:rsid="0023eb30"/>
    </style:style>
    <style:style style:name="T5" style:family="text">
      <style:text-properties officeooo:rsid="0027452e"/>
    </style:style>
    <style:style style:name="T6" style:family="text">
      <style:text-properties fo:color="#569cd6"/>
    </style:style>
    <style:style style:name="T7" style:family="text">
      <style:text-properties fo:color="#569cd6" style:font-name="Droid Sans Mono" fo:font-size="10.5pt" fo:font-weight="normal" fo:background-color="#1e1e1e" loext:char-shading-value="0"/>
    </style:style>
    <style:style style:name="T8" style:family="text">
      <style:text-properties fo:color="#d4d4d4" style:font-name="Droid Sans Mono" fo:font-size="10.5pt" fo:font-weight="normal" fo:background-color="#1e1e1e" loext:char-shading-value="0"/>
    </style:style>
    <style:style style:name="T9" style:family="text">
      <style:text-properties fo:color="#dcdcaa"/>
    </style:style>
    <style:style style:name="T10" style:family="text">
      <style:text-properties fo:color="#dcdcaa" style:font-name="Droid Sans Mono" fo:font-size="10.5pt" fo:font-weight="normal" fo:background-color="#1e1e1e" loext:char-shading-value="0"/>
    </style:style>
    <style:style style:name="T11" style:family="text">
      <style:text-properties officeooo:rsid="002cb5b9"/>
    </style:style>
    <style:style style:name="T12" style:family="text">
      <style:text-properties fo:color="#2a6099" officeooo:rsid="002caedf"/>
    </style:style>
    <style:style style:name="T13" style:family="text">
      <style:text-properties fo:color="#2a6099" officeooo:rsid="002cb5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è es vol fer a la pràcti<text:span text:style-name="T3">ca?</text:span></text:p>
      <text:p text:style-name="P10">La practica tiene cómo objetivo permitirnos utilizar los botones y el joystic del <text:span text:style-name="T4">robot</text:span> con la finalidad, por un lado, de encender,apagar y modificar los colores del led RGB situadio al lado de la pantalla LCD y los botones S1 y S2, por el otro lado, utilizar los 8 leds del P7 para crear un efecto de luces en movimiento.</text:p>
      <text:p text:style-name="P2"/>
      <text:p text:style-name="P4">Quins recursos del Microcontrolador, Placa d’Experimentació I Robot es fan servir. </text:p>
      <text:p text:style-name="P9">Se hacen uso de las interrupciones para controlar el pulsado de botones y movimiento del joystic <text:span text:style-name="T5">en la logica del robot</text:span>, también se utilizan los punteros a memoria que controlan el color y comportamiento de los leds. Se utilizan los botones y el joystic físico del robot y sus leds.</text:p>
      <text:p text:style-name="P2"/>
      <text:p text:style-name="P2">Com s’han configurat els diferents recursos. </text:p>
      <text:p text:style-name="P11">Para completar la practica se han tenido que configurar las interrupciones, los puertos de los leds P7.</text:p>
      <text:p text:style-name="P11">Para empezar configurar el P7 consta de tres elementos:</text:p>
      <text:p text:style-name="P11">En primer lugar, establecer el P7SEL0 y P7SEL1 para determinar si será un puerto de I/O o tendrá otra funcion, con funcion I/O.</text:p>
      <text:p text:style-name="P11">En segundo lugar, establecer el P7DIR, haciendo referencia a todos sus pines, cómo pines de salida. </text:p>
      <text:p text:style-name="P11">En tercer y último lugar, configurar P7OUT para determinar cual es el estado de todos los pines de P7, apagados por defecto.</text:p>
      <text:p text:style-name="P12">Continuando por la configuración de la logica del robot, con un switch y para determinar que acción tomar en cada estado y el comportamiento primario de los leds.</text:p>
      <text:p text:style-name="P12">Para terminar, se han configurado las interrupciones con el uso de switch para cada puerto que se ha necesitado en la practica, estos son: P3, P4 y P5.</text:p>
      <text:p text:style-name="P5"/>
      <text:p text:style-name="P2"/>
      <text:p text:style-name="P2">Com i per quines funcions es fan servir. </text:p>
      <text:p text:style-name="P6"><text:soft-page-break/><text:span text:style-name="T12">Para la configuración del P7 se hace uso de la función implementada “</text:span><text:span text:style-name="T7">void</text:span><text:span text:style-name="T8"> </text:span><text:span text:style-name="T10">config_P7_LEDS</text:span><text:span text:style-name="T8"> (</text:span><text:span text:style-name="T7">void</text:span><text:span text:style-name="T8">)</text:span><text:span text:style-name="T12">“ donde está escrito el codigo necesarió. </text:span></text:p>
      <text:p text:style-name="P13"><text:span text:style-name="T11">La lógica del robot y comportamiento de los leds está implementada dentro del bucle principal de la funcion </text:span></text:p>
      <text:p text:style-name="P8"><text:span text:style-name="T13">“</text:span><text:span text:style-name="T7">void</text:span><text:span text:style-name="T8"> </text:span><text:span text:style-name="T10">main</text:span><text:span text:style-name="T8">(</text:span><text:span text:style-name="T7">void</text:span><text:span text:style-name="T8">)</text:span><text:span text:style-name="T13">“.</text:span></text:p>
      <text:p text:style-name="P14">Por último, cada interrupción está implementada en su correspondiendo “Handler”. </text:p>
      <text:p text:style-name="P7"><text:span text:style-name="T7">void</text:span><text:span text:style-name="T8"> </text:span><text:span text:style-name="T10">PORT3_IRQHandler</text:span><text:span text:style-name="T8">(</text:span><text:span text:style-name="T7">void</text:span><text:span text:style-name="T8">)</text:span></text:p>
      <text:p text:style-name="P17"><text:span text:style-name="T6">void</text:span> <text:span text:style-name="T9">PORT4_IRQHandler</text:span>(<text:span text:style-name="T6">void</text:span>)</text:p>
      <text:p text:style-name="P17"><text:span text:style-name="T6">void</text:span> <text:span text:style-name="T9">PORT5_IRQHandler</text:span>(<text:span text:style-name="T6">void</text:span>)</text:p>
      <text:p text:style-name="P8"/>
      <text:p text:style-name="P2"/>
      <text:p text:style-name="P2">Problemes que han sorgit (que no siguin de compilació) i com s’han solucionat. </text:p>
      <text:p text:style-name="P15">Hemos tenido dos problems durante la practica, uno considerablemente importante y otro de la menos importancía.</text:p>
      <text:p text:style-name="P15">El más importante ha sido que durante la práctica, en la configuración de los handler para las interrupciones no teníamos lugar donde encontrar que posición del vector de interrupción hacia referencía a la pulsación que necesitabamos analizar, por ejemplo: Para comprobar si pulsamos el boton S2, tenemos que comprobar la posición de memoria 0x0C de P3IV, al principció estabamos perdidos para encontrar esa posición de memoria 0X0C.</text:p>
      <text:p text:style-name="P15">El otro problema sin importancía es que los leds de P7 consideramos que están ordenado al revés, de forma que no causo grandes problemas pero fue una ligera complicación más.</text:p>
      <text:p text:style-name="P2"/>
      <text:p text:style-name="P2">Conclusions. </text:p>
      <text:p text:style-name="P16">La práctica es muy interesante y con resultados muy rápidos, se hace agradable tabajar con el robot, sin embargo la cantidad de tiempo que tenemos para usar el robot es muy limitada ya que tenemos que entregar la practica 1m antes de empezar la siguiente clase de practicas.</text:p>
      <text:p text:style-name="P2"/>
      <text:p text:style-name="P2"><text:soft-page-break/>Diagrames de flux.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1f37" officeooo:paragraph-rsid="001e1f37"/>
    </style:style>
    <style:style style:name="MT1" style:family="text">
      <style:text-properties officeooo:rsid="002259c0"/>
    </style:style>
    <style:style style:name="MT2" style:family="text">
      <style:text-properties officeooo:rsid="001e1f3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card Ruiz &amp; Jose Blanco<text:tab/>PAE<text:tab/>Practica <text:span text:style-name="MT1">2</text:span> - <text:span text:style-name="MT1">PORTS</text:span></text:p>
      </style:header>
      <style:footer>
        <text:p text:style-name="Footer"><text:tab/><text:tab/><text:span text:style-name="MT2">Página</text:span><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1:26:29.892215834</meta:creation-date>
    <meta:generator>LibreOffice/6.2.0.3$Linux_X86_64 LibreOffice_project/20$Build-3</meta:generator>
    <dc:date>2019-03-04T10:49:05.000868202</dc:date>
    <meta:editing-duration>PT34M22S</meta:editing-duration>
    <meta:editing-cycles>25</meta:editing-cycles>
    <meta:document-statistic meta:table-count="0" meta:image-count="0" meta:object-count="0" meta:page-count="3" meta:paragraph-count="29" meta:word-count="531" meta:character-count="3211" meta:non-whitespace-character-count="2697"/>
  </office:meta>
</office:document-meta>
</file>